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9"/>
        <table:table-column table:style-name="co3" table:default-cell-style-name="ce21"/>
        <table:table-column table:style-name="co4" table:default-cell-style-name="ce19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9"/>
        <table:table-column table:style-name="co11" table:number-columns-repeated="1015" table:default-cell-style-name="ce1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13">
            <text:p>05-janv</text:p>
          </table:table-cell>
          <table:table-cell office:value-type="string" table:style-name="ce14">
            <text:p>Annonce</text:p>
          </table:table-cell>
          <table:table-cell office:value-type="string" table:style-name="ce15">
            <text:p>Sylfen /RECSI</text:p>
          </table:table-cell>
          <table:table-cell table:style-name="ce16"/>
          <table:table-cell office:value-type="string" table:style-name="ce17">
            <text:p>Sylfen</text:p>
          </table:table-cell>
          <table:table-cell office:value-type="string" table:style-name="ce17">
            <text:p>Product Manager Logiciel Applicatif</text:p>
          </table:table-cell>
          <table:table-cell office:value-type="string" table:style-name="ce17">
            <text:p>Le Cheylas</text:p>
          </table:table-cell>
          <table:table-cell office:value-type="string" table:style-name="ce17">
            <text:p>Re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1">
          <table:table-cell office:value-type="date" office:date-value="2023-01-23T00:00:00" table:style-name="ce13">
            <text:p>23-janv</text:p>
          </table:table-cell>
          <table:table-cell office:value-type="string" table:style-name="ce14">
            <text:p>Contact Linkedin</text:p>
          </table:table-cell>
          <table:table-cell office:value-type="string" table:style-name="ce15">
            <text:p>Sandrine Laverrièr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HORTIS SA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?</text:p>
          </table:table-cell>
          <table:table-cell office:value-type="string" table:style-name="ce17">
            <text:p>reponse premier contact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style-name="ro5">
          <table:table-cell office:value-type="date" office:date-value="2023-01-31T00:00:00" table:style-name="ce13">
            <text:p>31-janv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Médiane Système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Médiane Système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Réponse annonce</text:p>
          </table:table-cell>
          <table:table-cell office:value-type="string" table:style-name="ce13">
            <text:p>Mail Candidature en cours de traitement durée 11 jours maxi. Si pas de retour négatif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3-02-01T00:00:00" table:style-name="ce13">
            <text:p>01-févr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Pierre De Broca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Athos</text:p>
          </table:table-cell>
          <table:table-cell office:value-type="string" table:style-name="ce17">
            <text:p>Senior Software Architect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Contact sur un projet en R&amp;D dans le domaine de la détection par caméra</text:p>
          </table:table-cell>
          <table:table-cell office:value-type="string" table:style-name="ce13">
            <text:p>premier contact par linked in avec réponse positive de ma part. J'attends un contact téléphonique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2">
          <table:table-cell office:value-type="date" office:date-value="2023-02-10T00:00:00" table:style-name="ce13">
            <text:p>10-févr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Jean-Baptiste Mimot</text:p>
          </table:table-cell>
          <table:table-cell office:value-type="string" table:style-name="ce16">
            <text:p>linkedin</text:p>
          </table:table-cell>
          <table:table-cell office:value-type="string" table:style-name="ce17">
            <text:p>Thales</text:p>
          </table:table-cell>
          <table:table-cell office:value-type="string" table:style-name="ce17">
            <text:p>Chef de Projet</text:p>
          </table:table-cell>
          <table:table-cell office:value-type="string" table:style-name="ce17">
            <text:p>Montbonnot</text:p>
          </table:table-cell>
          <table:table-cell office:value-type="string" table:style-name="ce17">
            <text:p>L'entretien s'est bien passé, mais travail de consultant pour une ESN. J'ai exprimé mes réticenses en rapport à mes dernières expérience. J'attends une réponse dans les prochains jours</text:p>
          </table:table-cell>
          <table:table-cell office:value-type="string" table:style-name="ce13">
            <text:p>contact linkedin, entretien sur le site Thales à Montbonnot avec Cyril DEGOUT, et Michael Blanc Gonnet le 10/02/23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5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Frédéric Fromager</meta:initial-creator>
    <dc:creator>Frédéric Fromager</dc:creator>
    <meta:creation-date>2018-09-19T09:07:21Z</meta:creation-date>
    <dc:date>2023-02-13T09:41:59Z</dc:date>
    <meta:editing-cycles>127</meta:editing-cycles>
    <meta:editing-duration>PT127140S</meta:editing-duration>
  </office:meta>
</office:document-meta>
</file>